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Table_20_Contents">
      <style:text-properties style:font-name="Source Serif Pro Light"/>
    </style:style>
    <style:style style:name="P3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/>
    </style:style>
    <style:style style:name="P5" style:family="paragraph" style:parent-style-name="Standard">
      <style:paragraph-properties fo:text-align="center" style:justify-single-word="false"/>
      <style:text-properties style:font-name="Source Serif Pro Light" fo:font-weight="bold" style:font-weight-asian="bold" style:font-weight-complex="bold"/>
    </style:style>
    <style:style style:name="P6" style:family="paragraph" style:parent-style-name="Standard">
      <style:text-properties style:font-name="Source Serif Pro Light" fo:font-size="14pt" style:font-size-asian="14pt" style:font-size-complex="14pt"/>
    </style:style>
    <style:style style:name="P7" style:family="paragraph" style:parent-style-name="Standard">
      <style:text-properties style:font-name="Source Serif Pro Light" fo:font-size="14pt" style:font-name-asian="SimSun" style:font-size-asian="14pt" style:font-name-complex="Lucida Sans" style:font-size-complex="14pt"/>
    </style:style>
    <style:style style:name="P8" style:family="paragraph" style:parent-style-name="Standard">
      <style:text-properties style:font-name="Source Serif Pro Light" style:font-name-asian="SimSun" style:font-name-complex="Lucida Sans"/>
    </style:style>
    <style:style style:name="P9" style:family="paragraph" style:parent-style-name="Standard">
      <style:text-properties style:font-name="Source Serif Pro Light" style:font-name-asian="SimSun" style:font-name-complex="Lucida Sans"/>
    </style:style>
    <style:style style:name="P10" style:family="paragraph" style:parent-style-name="Standard" style:list-style-name="L1">
      <style:text-properties style:font-name="Source Serif Pro Light" style:font-name-asian="SimSun" style:font-name-complex="Lucida Sans"/>
    </style:style>
    <style:style style:name="P11" style:family="paragraph" style:parent-style-name="Standard">
      <style:text-properties style:font-name="Source Serif Pro Light" officeooo:rsid="00034647" officeooo:paragraph-rsid="00034647" style:font-name-asian="SimSun" style:font-name-complex="Lucida Sans"/>
    </style:style>
    <style:style style:name="P12" style:family="paragraph" style:parent-style-name="Standard" style:list-style-name="L1">
      <style:text-properties style:font-name="Source Serif Pro Light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font-name="Source Serif Pro Light1" style:font-name-asian="Source Serif Pro Light1" style:font-name-complex="Source Serif Pro Light1"/>
    </style:style>
    <style:style style:name="T3" style:family="text">
      <style:text-properties style:font-name-asian="SimSun" style:font-name-complex="Lucida Sans"/>
    </style:style>
    <style:style style:name="T4" style:family="text">
      <style:text-properties style:text-position="sub 58%" style:font-name-asian="SimSun" style:font-name-complex="Lucida Sans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a11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/>
            <text:p text:style-name="P3">7. </text:p>
            <text:p text:style-name="P3">Mutual information: definition and properties. </text:p>
            <text:p text:style-name="P3">Explain the link to KLD. </text:p>
            <text:p text:style-name="P3">The Venn diagram interpretation <text:s/></text:p>
            <text:p text:style-name="P3"/>
          </table:table-cell>
        </table:table-row>
      </table:table>
      <text:p text:style-name="P4"/>
      <text:p text:style-name="P6">Information mutuelle</text:p>
      <text:p text:style-name="P4"/>
      <text:p text:style-name="P4">L'information mutuelle entre deux variables aléatoire mesure leur dépendance. Elle permet donc de savoir à quel point la réalisation d'une des v.a apporte de l'information sur l'autre v.a. L'information est donc nulle lorsque les deux v.a. sont indépendantes. </text:p>
      <text:p text:style-name="P4"/>
      <text:p text:style-name="P4">Soit X, Y deux variables aléatoire, alors on a :</text:p>
      <text:p text:style-name="P4"/>
      <text:p text:style-name="P5">I(X;Y) = <text:span text:style-name="T2">∑∑</text:span><text:span text:style-name="T3">p</text:span><text:span text:style-name="T4">X,Y</text:span><text:span text:style-name="T3">(x,y)log(p</text:span><text:span text:style-name="T4">X,Y</text:span><text:span text:style-name="T3">(x,y) / p</text:span><text:span text:style-name="T4">X</text:span><text:span text:style-name="T3">(x)p</text:span><text:span text:style-name="T4">Y</text:span><text:span text:style-name="T3">(y)) = </text:span><text:span text:style-name="T2">∑∑</text:span><text:span text:style-name="T3">p</text:span><text:span text:style-name="T4">X,Y</text:span><text:span text:style-name="T3">(x,y)log(p</text:span><text:span text:style-name="T4">X,Y</text:span><text:span text:style-name="T3">(x|y)pY(y) / p</text:span><text:span text:style-name="T4">X</text:span><text:span text:style-name="T3">(x)p</text:span><text:span text:style-name="T4">Y</text:span><text:span text:style-name="T3">(y)) </text:span></text:p>
      <text:p text:style-name="P5"><text:span text:style-name="T3">= EP</text:span><text:span text:style-name="T4">X,Y(x,y)</text:span><text:span text:style-name="T3">[logp</text:span><text:span text:style-name="T4">X,Y</text:span><text:span text:style-name="T3">(x,y) / p</text:span><text:span text:style-name="T4">X</text:span><text:span text:style-name="T3">(x)p</text:span><text:span text:style-name="T4">Y</text:span><text:span text:style-name="T3">(y)]</text:span></text:p>
      <text:p text:style-name="P8"/>
      <text:p text:style-name="P8">Propriétés :</text:p>
      <text:list xml:id="list3032110924" text:style-name="L1">
        <text:list-item>
          <text:p text:style-name="P10">I(X;Y) = I(Y;X)</text:p>
        </text:list-item>
        <text:list-item>
          <text:p text:style-name="P12"><text:span text:style-name="T3">I(X;Y) </text:span><text:span text:style-name="T2">≥</text:span><text:span text:style-name="T3"> 0 </text:span></text:p>
        </text:list-item>
        <text:list-item>
          <text:p text:style-name="P10">I(X;Y) <text:s/>= 0 &lt;=&gt; X, Y indépendants</text:p>
        </text:list-item>
        <text:list-item>
          <text:p text:style-name="P10">I(X;Y) = H(X) – H(X|Y) = H(Y) – H(Y|X) = H(X) + H(Y) – H(X,Y) mesure l'absence d'information par l'entropie de cette distribution. </text:p>
        </text:list-item>
        <text:list-item>
          <text:p text:style-name="P10">I(X;Y|Z) = H(X|Z) – H(X|Y,Z) (conditional mutual information)</text:p>
        </text:list-item>
        <text:list-item>
          <text:p text:style-name="P12"><text:span text:style-name="T3">I(X</text:span><text:span text:style-name="T4">1</text:span><text:span text:style-name="T3">,...,X</text:span><text:span text:style-name="T4">n</text:span><text:span text:style-name="T3">;Y) = </text:span><text:span text:style-name="T2">∑</text:span><text:span text:style-name="T3">I(X</text:span><text:span text:style-name="T4">i</text:span><text:span text:style-name="T3">;Y|X</text:span><text:span text:style-name="T4">i-1</text:span><text:span text:style-name="T3">,...,X</text:span><text:span text:style-name="T4">1</text:span><text:span text:style-name="T3">) (chain rule for mutual information)</text:span></text:p>
        </text:list-item>
        <text:list-item>
          <text:p text:style-name="P12"><text:span text:style-name="T3">Soient X, Y, Z trois v.a. formant une chaîne de Markov alors, I(X;Y) </text:span><text:span text:style-name="T2">≥</text:span><text:span text:style-name="T3"> I(X;Z) (data processing inequality) =&gt; on perd de l'information sur l'image. </text:span></text:p>
        </text:list-item>
      </text:list>
      <text:p text:style-name="P8"/>
      <text:p text:style-name="P7">Lien avec KLD</text:p>
      <text:p text:style-name="P8"/>
      <text:p text:style-name="P8">I(X;Y) = DKL(pX,Y(x,y) || pX(x)pY(y)) = <text:span text:style-name="T6">EP</text:span><text:span text:style-name="T5">X,Y(x,y)</text:span><text:span text:style-name="T6">[logp</text:span><text:span text:style-name="T5">X,Y</text:span><text:span text:style-name="T6">(x,y) / p</text:span><text:span text:style-name="T5">X</text:span><text:span text:style-name="T6">(x)p</text:span><text:span text:style-name="T5">Y</text:span><text:span text:style-name="T6">(y)]</text:span></text:p>
      <text:p text:style-name="P8"><text:span text:style-name="T6"/></text:p>
      <text:p text:style-name="P11"><text:span text:style-name="T6">Diagram</text:span><text:span text:style-name="T7">me</text:span><text:span text:style-name="T6"> : p.5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etske L</meta:initial-creator>
    <meta:creation-date>2020-06-21T09:20:46.73</meta:creation-date>
    <dc:date>2020-09-01T22:53:05.568492532</dc:date>
    <meta:editing-duration>PT4H15M3S</meta:editing-duration>
    <meta:editing-cycles>7</meta:editing-cycles>
    <meta:generator>LibreOffice/6.4.5.2$Linux_X86_64 LibreOffice_project/40$Build-2</meta:generator>
    <meta:document-statistic meta:table-count="1" meta:image-count="0" meta:object-count="0" meta:page-count="1" meta:paragraph-count="21" meta:word-count="182" meta:character-count="1222" meta:non-whitespace-character-count="1051"/>
  </office:meta>
</office:document-meta>
</file>